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Open_Sans_2.ttf" manifest:media-type="application/x-font-ttf"/>
  <manifest:file-entry manifest:full-path="Fonts/Font_Open_Sans_1.ttf" manifest:media-type="application/x-font-ttf"/>
  <manifest:file-entry manifest:full-path="Fonts/Font_Open_Sans_4.ttf" manifest:media-type="application/x-font-ttf"/>
  <manifest:file-entry manifest:full-path="Fonts/Font_Manrope_2.ttf" manifest:media-type="application/x-font-ttf"/>
  <manifest:file-entry manifest:full-path="Fonts/Font_Open_Sans_3.ttf" manifest:media-type="application/x-font-ttf"/>
  <manifest:file-entry manifest:full-path="Fonts/Font_Manrope_1.ttf" manifest:media-type="application/x-font-ttf"/>
  <manifest:file-entry manifest:full-path="Pictures/100002010000001E0000001ED6DF499486F2A2AA.png" manifest:media-type="image/png"/>
  <manifest:file-entry manifest:full-path="Pictures/100002010000001E0000001E2AD1B47DDA9DA720.png" manifest:media-type="image/png"/>
  <manifest:file-entry manifest:full-path="Pictures/100002010000001E0000001E12C2D7D09FCEF3E9.png" manifest:media-type="image/png"/>
  <manifest:file-entry manifest:full-path="Pictures/100002010000001E0000001E662C9D68EA7CF4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face style:name="Tahoma1" svg:font-family="Tahoma"/>
    <style:font-face style:name="Manrope1" svg:font-family="Manrope" style:font-pitch="variable">
      <svg:font-face-src>
        <svg:font-face-uri xlink:href="Fonts/Font_Manrope_1.ttf" xlink:type="simple" loext:font-style="normal" loext:font-weight="normal">
          <svg:font-face-format svg:string="truetype"/>
        </svg:font-face-uri>
        <svg:font-face-uri xlink:href="Fonts/Font_Manrope_2.ttf" xlink:type="simple" loext:font-style="normal" loext:font-weight="bold">
          <svg:font-face-format svg:string="truetype"/>
        </svg:font-face-uri>
      </svg:font-face-src>
    </style:font-face>
    <style:font-face style:name="Manrope" svg:font-family="Manrope" style:font-adornments="Regular" style:font-pitch="variable">
      <svg:font-face-src>
        <svg:font-face-uri xlink:href="Fonts/Font_Manrope_1.ttf" xlink:type="simple" loext:font-style="normal" loext:font-weight="normal">
          <svg:font-face-format svg:string="truetype"/>
        </svg:font-face-uri>
        <svg:font-face-uri xlink:href="Fonts/Font_Manrope_2.ttf" xlink:type="simple" loext:font-style="normal" loext:font-weight="bold">
          <svg:font-face-format svg:string="truetype"/>
        </svg:font-face-uri>
      </svg:font-face-src>
    </style:font-face>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vg:font-face-src>
        <svg:font-face-uri xlink:href="Fonts/Font_Open_Sans_1.ttf" xlink:type="simple" loext:font-style="normal" loext:font-weight="normal">
          <svg:font-face-format svg:string="truetype"/>
        </svg:font-face-uri>
        <svg:font-face-uri xlink:href="Fonts/Font_Open_Sans_2.ttf" xlink:type="simple" loext:font-style="normal" loext:font-weight="bold">
          <svg:font-face-format svg:string="truetype"/>
        </svg:font-face-uri>
        <svg:font-face-uri xlink:href="Fonts/Font_Open_Sans_3.ttf" xlink:type="simple" loext:font-style="italic" loext:font-weight="normal">
          <svg:font-face-format svg:string="truetype"/>
        </svg:font-face-uri>
        <svg:font-face-uri xlink:href="Fonts/Font_Open_Sans_4.ttf" xlink:type="simple" loext:font-style="italic" loext:font-weight="bold">
          <svg:font-face-format svg:string="truetype"/>
        </svg:font-face-uri>
      </svg:font-face-src>
    </style:font-fac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Text_20_body">
      <style:paragraph-properties fo:text-align="justify" style:justify-single-word="false"/>
      <style:text-properties style:font-name="Open Sans" officeooo:rsid="00128d90" officeooo:paragraph-rsid="00328d5a"/>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rsid="00128d90" officeooo:paragraph-rsid="00328d5a"/>
    </style:style>
    <style:style style:name="P7" style:family="paragraph" style:parent-style-name="Text_20_body">
      <style:paragraph-properties fo:text-align="justify" style:justify-single-word="false"/>
      <style:text-properties style:font-name="Manrope1"/>
    </style:style>
    <style:style style:name="P8" style:family="paragraph" style:parent-style-name="Text_20_body">
      <style:paragraph-properties fo:text-align="justify" style:justify-single-word="false"/>
      <style:text-properties style:font-name="Manrope1" officeooo:paragraph-rsid="00328d5a"/>
    </style:style>
    <style:style style:name="P9" style:family="paragraph" style:parent-style-name="Text_20_body">
      <style:paragraph-properties fo:text-align="justify" style:justify-single-word="false"/>
      <style:text-properties style:font-name="Manrope1" officeooo:rsid="001bbba0" officeooo:paragraph-rsid="00328d5a"/>
    </style:style>
    <style:style style:name="P10" style:family="paragraph" style:parent-style-name="Text_20_body">
      <style:paragraph-properties fo:text-align="justify" style:justify-single-word="false"/>
      <style:text-properties style:font-name="Manrope1" officeooo:rsid="00220728" officeooo:paragraph-rsid="00328d5a"/>
    </style:style>
    <style:style style:name="P11" style:family="paragraph" style:parent-style-name="Text_20_body">
      <style:paragraph-properties fo:text-align="justify" style:justify-single-word="false"/>
      <style:text-properties style:font-name="Manrope1" officeooo:rsid="00231a45" officeooo:paragraph-rsid="00328d5a"/>
    </style:style>
    <style:style style:name="P12" style:family="paragraph" style:parent-style-name="Text_20_body">
      <style:paragraph-properties fo:text-align="justify" style:justify-single-word="false"/>
      <style:text-properties style:font-name="Manrope1" officeooo:rsid="00239ab4" officeooo:paragraph-rsid="00328d5a"/>
    </style:style>
    <style:style style:name="P13" style:family="paragraph" style:parent-style-name="Text_20_body">
      <style:paragraph-properties fo:text-align="justify" style:justify-single-word="false"/>
      <style:text-properties style:font-name="Manrope1" officeooo:rsid="0024dac6" officeooo:paragraph-rsid="00328d5a"/>
    </style:style>
    <style:style style:name="P14" style:family="paragraph" style:parent-style-name="Text_20_body">
      <style:paragraph-properties fo:text-align="justify" style:justify-single-word="false"/>
      <style:text-properties style:font-name="Manrope1" fo:font-weight="normal" officeooo:paragraph-rsid="00328d5a" style:font-weight-asian="normal" style:font-weight-complex="normal"/>
    </style:style>
    <style:style style:name="P15" style:family="paragraph" style:parent-style-name="Text_20_body">
      <style:paragraph-properties fo:text-align="justify" style:justify-single-word="false"/>
      <style:text-properties style:font-name="Manrope1" fo:font-weight="normal" officeooo:paragraph-rsid="003483ad" style:font-weight-asian="normal" style:font-weight-complex="normal"/>
    </style:style>
    <style:style style:name="P16" style:family="paragraph" style:parent-style-name="Text_20_body">
      <style:paragraph-properties fo:text-align="justify" style:justify-single-word="false"/>
      <style:text-properties style:font-name="Manrope1" fo:font-weight="normal" officeooo:rsid="00347d9a" officeooo:paragraph-rsid="00328d5a" style:font-weight-asian="normal" style:font-weight-complex="normal"/>
    </style:style>
    <style:style style:name="P17" style:family="paragraph" style:parent-style-name="Text_20_body">
      <style:paragraph-properties fo:text-align="justify" style:justify-single-word="false"/>
      <style:text-properties style:font-name="Manrope1" fo:font-weight="normal" officeooo:paragraph-rsid="00328d5a" fo:background-color="transparent" style:font-weight-asian="normal" style:font-weight-complex="normal"/>
    </style:style>
    <style:style style:name="P18" style:family="paragraph" style:parent-style-name="Text_20_body">
      <style:paragraph-properties fo:text-align="justify" style:justify-single-word="false"/>
      <style:text-properties style:font-name="Manrope1" fo:font-weight="normal" officeooo:rsid="0020d3b7" officeooo:paragraph-rsid="00328d5a" fo:background-color="transparent" style:font-weight-asian="normal" style:font-weight-complex="normal"/>
    </style:style>
    <style:style style:name="P19" style:family="paragraph" style:parent-style-name="Text_20_body">
      <style:paragraph-properties fo:text-align="justify" style:justify-single-word="false"/>
      <style:text-properties style:font-name="Manrope1" officeooo:rsid="0020d3b7" officeooo:paragraph-rsid="00328d5a"/>
    </style:style>
    <style:style style:name="P20" style:family="paragraph" style:parent-style-name="Text_20_body">
      <style:paragraph-properties fo:text-align="justify" style:justify-single-word="false"/>
      <style:text-properties style:font-name="Manrope1" style:text-underline-style="none" fo:font-weight="normal" officeooo:paragraph-rsid="00328d5a" fo:background-color="transparent" style:font-weight-asian="normal" style:font-weight-complex="normal"/>
    </style:style>
    <style:style style:name="P21" style:family="paragraph" style:parent-style-name="Text_20_body">
      <style:paragraph-properties fo:text-align="justify" style:justify-single-word="false"/>
      <style:text-properties style:font-name="Manrope1" style:text-underline-style="none" fo:font-weight="normal" officeooo:rsid="00347d9a" officeooo:paragraph-rsid="00328d5a" fo:background-color="transparent" style:font-weight-asian="normal" style:font-weight-complex="normal"/>
    </style:style>
    <style:style style:name="P22" style:family="paragraph" style:parent-style-name="Text_20_body">
      <style:paragraph-properties fo:text-align="justify" style:justify-single-word="false"/>
      <style:text-properties style:font-name="Manrope1" style:text-underline-style="solid" style:text-underline-width="auto" style:text-underline-color="font-color" fo:font-weight="normal" officeooo:paragraph-rsid="00328d5a" fo:background-color="transparent" style:font-weight-asian="normal" style:font-weight-complex="normal"/>
    </style:style>
    <style:style style:name="P23" style:family="paragraph" style:parent-style-name="Text_20_body">
      <style:paragraph-properties fo:text-align="justify" style:justify-single-word="false"/>
      <style:text-properties style:font-name="Manrope1" officeooo:rsid="00128d90" officeooo:paragraph-rsid="0032dc7c"/>
    </style:style>
    <style:style style:name="P24" style:family="paragraph" style:parent-style-name="Text_20_body">
      <style:paragraph-properties fo:text-align="justify" style:justify-single-word="false"/>
      <style:text-properties style:font-name="Manrope1" officeooo:rsid="0020f952" officeooo:paragraph-rsid="00328d5a"/>
    </style:style>
    <style:style style:name="P25" style:family="paragraph" style:parent-style-name="Text_20_body">
      <style:text-properties fo:font-size="12pt" fo:font-weight="bold" style:font-size-asian="12pt" style:font-weight-asian="bold" style:font-size-complex="12pt" style:font-weight-complex="bold"/>
    </style:style>
    <style:style style:name="P26" style:family="paragraph" style:parent-style-name="Text_20_body">
      <loext:graphic-properties draw:fill="none"/>
      <style:paragraph-properties fo:margin-left="1cm" fo:margin-right="0cm" fo:margin-top="0cm" fo:margin-bottom="0.212cm" style:contextual-spacing="false" fo:text-align="justify" style:justify-single-word="false" fo:text-indent="0cm" style:auto-text-indent="false" fo:background-color="transparent"/>
      <style:text-properties style:text-line-through-style="solid" style:text-line-through-type="single" style:font-name="Manrope1" fo:font-weight="bold" officeooo:paragraph-rsid="00328d5a" style:font-weight-asian="bold" style:font-weight-complex="bold"/>
    </style:style>
    <style:style style:name="P27" style:family="paragraph" style:parent-style-name="Text_20_body">
      <loext:graphic-properties draw:fill="none"/>
      <style:paragraph-properties fo:margin-left="1cm" fo:margin-right="0cm" fo:margin-top="0cm" fo:margin-bottom="0.212cm" style:contextual-spacing="false" fo:text-align="justify" style:justify-single-word="false" fo:text-indent="0cm" style:auto-text-indent="false" fo:background-color="transparent"/>
      <style:text-properties style:font-name="Manrope1" fo:font-weight="bold" officeooo:paragraph-rsid="00328d5a" style:font-weight-asian="bold" style:font-weight-complex="bold"/>
    </style:style>
    <style:style style:name="P28" style:family="paragraph" style:parent-style-name="Text_20_body">
      <loext:graphic-properties draw:fill="none"/>
      <style:paragraph-properties fo:margin-left="1cm" fo:margin-right="0cm" fo:margin-top="0cm" fo:margin-bottom="0.212cm" style:contextual-spacing="false" fo:text-align="justify" style:justify-single-word="false" fo:text-indent="0cm" style:auto-text-indent="false" fo:background-color="transparent"/>
      <style:text-properties style:font-name="Manrope1" fo:font-weight="bold" officeooo:rsid="0019541c" officeooo:paragraph-rsid="00328d5a" style:font-weight-asian="bold" style:font-weight-complex="bold"/>
    </style:style>
    <style:style style:name="P29" style:family="paragraph" style:parent-style-name="Text_20_body">
      <loext:graphic-properties draw:fill="none"/>
      <style:paragraph-properties fo:margin-left="1cm" fo:margin-right="0cm" fo:margin-top="0cm" fo:margin-bottom="0.212cm" style:contextual-spacing="false" fo:text-align="justify" style:justify-single-word="false" fo:text-indent="0cm" style:auto-text-indent="false" fo:background-color="transparent"/>
      <style:text-properties style:font-name="Manrope1" officeooo:paragraph-rsid="00328d5a"/>
    </style:style>
    <style:style style:name="P30" style:family="paragraph" style:parent-style-name="Text_20_body" style:master-page-name="">
      <loext:graphic-properties draw:fill="none"/>
      <style:paragraph-properties fo:margin-left="1cm" fo:margin-right="0cm" fo:margin-top="0cm" fo:margin-bottom="0.212cm" style:contextual-spacing="false" fo:text-align="justify" style:justify-single-word="false" fo:text-indent="0cm" style:auto-text-indent="false" style:page-number="auto" fo:background-color="transparent"/>
      <style:text-properties style:font-name="Manrope1" fo:font-weight="bold" officeooo:paragraph-rsid="00328d5a" style:font-weight-asian="bold" style:font-weight-complex="bold"/>
    </style:style>
    <style:style style:name="P31" style:family="paragraph" style:parent-style-name="Text_20_body" style:master-page-name="">
      <loext:graphic-properties draw:fill="none"/>
      <style:paragraph-properties fo:margin-left="1cm" fo:margin-right="0cm" fo:margin-top="0cm" fo:margin-bottom="0.212cm" style:contextual-spacing="false" fo:text-align="justify" style:justify-single-word="false" fo:text-indent="0cm" style:auto-text-indent="false" style:page-number="auto" fo:background-color="transparent"/>
      <style:text-properties style:font-name="Manrope1" fo:font-weight="normal" officeooo:paragraph-rsid="00328d5a" style:font-weight-asian="normal" style:font-weight-complex="normal"/>
    </style:style>
    <style:style style:name="P32" style:family="paragraph" style:parent-style-name="Title">
      <style:paragraph-properties fo:text-align="justify" style:justify-single-word="false"/>
      <style:text-properties style:font-name="Manrope1"/>
    </style:style>
    <style:style style:name="P33" style:family="paragraph" style:parent-style-name="Heading_20_1">
      <style:paragraph-properties fo:text-align="justify" style:justify-single-word="false"/>
      <style:text-properties style:font-name="Manrope1"/>
    </style:style>
    <style:style style:name="P34" style:family="paragraph" style:parent-style-name="Heading_20_1">
      <style:paragraph-properties fo:text-align="justify" style:justify-single-word="false"/>
      <style:text-properties style:font-name="Manrope1" officeooo:paragraph-rsid="00328d5a"/>
    </style:style>
    <style:style style:name="P35" style:family="paragraph" style:parent-style-name="Heading_20_1">
      <style:paragraph-properties fo:text-align="justify" style:justify-single-word="false"/>
      <style:text-properties style:font-name="Manrope1" officeooo:rsid="0020f952" officeooo:paragraph-rsid="00328d5a"/>
    </style:style>
    <style:style style:name="P36" style:family="paragraph" style:parent-style-name="Heading_20_1">
      <style:paragraph-properties fo:text-align="justify" style:justify-single-word="false"/>
      <style:text-properties style:font-name="Manrope1" fo:font-weight="bold" officeooo:paragraph-rsid="00328d5a" fo:background-color="transparent" style:font-weight-asian="bold" style:font-weight-complex="bold"/>
    </style:style>
    <style:style style:name="P37" style:family="paragraph" style:parent-style-name="Heading_20_1">
      <style:paragraph-properties fo:text-align="justify" style:justify-single-word="false"/>
      <style:text-properties style:font-name="Manrope1" style:text-underline-style="none" fo:font-weight="bold" officeooo:rsid="00347d9a" officeooo:paragraph-rsid="00328d5a" fo:background-color="transparent" style:font-weight-asian="bold" style:font-weight-complex="bold"/>
    </style:style>
    <style:style style:name="P38" style:family="paragraph" style:parent-style-name="Heading_20_1">
      <style:paragraph-properties fo:text-align="justify" style:justify-single-word="false"/>
      <style:text-properties style:font-name="Manrope1" officeooo:rsid="00128d90" officeooo:paragraph-rsid="00328d5a"/>
    </style:style>
    <style:style style:name="P39" style:family="paragraph" style:parent-style-name="Text_20_body" style:list-style-name="L1">
      <style:paragraph-properties fo:text-align="justify" style:justify-single-word="false"/>
      <style:text-properties style:font-name="Manrope1" officeooo:paragraph-rsid="00328d5a"/>
    </style:style>
    <style:style style:name="P40" style:family="paragraph" style:parent-style-name="Text_20_body" style:list-style-name="L2">
      <style:paragraph-properties fo:text-align="justify" style:justify-single-word="false"/>
      <style:text-properties style:font-name="Manrope1" officeooo:rsid="00253570" officeooo:paragraph-rsid="00328d5a"/>
    </style:style>
    <style:style style:name="P41" style:family="paragraph" style:parent-style-name="Text_20_body" style:list-style-name="L2">
      <style:paragraph-properties fo:text-align="justify" style:justify-single-word="false"/>
      <style:text-properties style:font-name="Manrope1" officeooo:rsid="0027574b" officeooo:paragraph-rsid="00328d5a"/>
    </style:style>
    <style:style style:name="P42" style:family="paragraph" style:parent-style-name="Text_20_body" style:list-style-name="L3">
      <style:paragraph-properties fo:text-align="justify" style:justify-single-word="false"/>
      <style:text-properties style:font-name="Manrope1" fo:font-weight="normal" officeooo:paragraph-rsid="00328d5a" fo:background-color="transparent" style:font-weight-asian="normal" style:font-weight-complex="normal"/>
    </style:style>
    <style:style style:name="P43" style:family="paragraph" style:parent-style-name="Text_20_body" style:list-style-name="L4">
      <style:paragraph-properties fo:text-align="justify" style:justify-single-word="false"/>
      <style:text-properties style:font-name="Manrope1" style:text-underline-style="none" fo:font-weight="normal" officeooo:paragraph-rsid="00328d5a" fo:background-color="transparent" style:font-weight-asian="normal" style:font-weight-complex="normal"/>
    </style:style>
    <style:style style:name="P44" style:family="paragraph" style:parent-style-name="Text_20_body" style:list-style-name="L5">
      <style:paragraph-properties fo:text-align="justify" style:justify-single-word="false"/>
      <style:text-properties style:font-name="Manrope1" style:text-underline-style="none" fo:font-weight="normal" officeooo:rsid="003678cd" officeooo:paragraph-rsid="00328d5a" fo:background-color="transparent" style:font-weight-asian="normal" style:font-weight-complex="normal"/>
    </style:style>
    <style:style style:name="P45" style:family="paragraph" style:parent-style-name="Text_20_body" style:list-style-name="L5">
      <style:paragraph-properties fo:text-align="justify" style:justify-single-word="false"/>
      <style:text-properties style:font-name="Manrope1" style:text-underline-style="none" fo:font-weight="normal" officeooo:rsid="00347d9a" officeooo:paragraph-rsid="00328d5a" fo:background-color="transparent" style:font-weight-asian="normal" style:font-weight-complex="normal"/>
    </style:style>
    <style:style style:name="P46" style:family="paragraph" style:parent-style-name="Text_20_body" style:list-style-name="L5">
      <style:paragraph-properties fo:text-align="justify" style:justify-single-word="false"/>
      <style:text-properties style:font-name="Manrope1" style:text-underline-style="none" fo:font-weight="normal" officeooo:rsid="00356183" officeooo:paragraph-rsid="00328d5a" fo:background-color="transparent"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452e0" style:font-weight-asian="normal" style:font-weight-complex="normal"/>
    </style:style>
    <style:style style:name="T3" style:family="text">
      <style:text-properties fo:font-weight="normal" officeooo:rsid="001464ac" style:font-weight-asian="normal" style:font-weight-complex="normal"/>
    </style:style>
    <style:style style:name="T4" style:family="text">
      <style:text-properties fo:font-weight="normal" officeooo:rsid="001552cc" style:font-weight-asian="normal" style:font-weight-complex="normal"/>
    </style:style>
    <style:style style:name="T5" style:family="text">
      <style:text-properties fo:font-weight="normal" officeooo:rsid="0015fac4" style:font-weight-asian="normal" style:font-weight-complex="normal"/>
    </style:style>
    <style:style style:name="T6" style:family="text">
      <style:text-properties fo:font-weight="normal" officeooo:rsid="001e0014" style:font-weight-asian="normal" style:font-weight-complex="normal"/>
    </style:style>
    <style:style style:name="T7" style:family="text">
      <style:text-properties fo:font-weight="normal" officeooo:rsid="001f65bb" style:font-weight-asian="normal" style:font-weight-complex="normal"/>
    </style:style>
    <style:style style:name="T8" style:family="text">
      <style:text-properties fo:font-weight="normal" officeooo:rsid="0020d3b7" style:font-weight-asian="normal" style:font-weight-complex="normal"/>
    </style:style>
    <style:style style:name="T9" style:family="text">
      <style:text-properties fo:font-weight="normal" officeooo:rsid="0020f952" style:font-weight-asian="normal" style:font-weight-complex="normal"/>
    </style:style>
    <style:style style:name="T10" style:family="text">
      <style:text-properties fo:font-weight="normal" officeooo:rsid="002bc342" style:font-weight-asian="normal" style:font-weight-complex="normal"/>
    </style:style>
    <style:style style:name="T11" style:family="text">
      <style:text-properties fo:font-weight="normal" officeooo:rsid="002dbc4f" style:font-weight-asian="normal" style:font-weight-complex="normal"/>
    </style:style>
    <style:style style:name="T12" style:family="text">
      <style:text-properties fo:font-weight="normal" officeooo:rsid="002fa4fa" style:font-weight-asian="normal" style:font-weight-complex="normal"/>
    </style:style>
    <style:style style:name="T13" style:family="text">
      <style:text-properties fo:font-weight="normal" officeooo:rsid="0035e80a" style:font-weight-asian="normal" style:font-weight-complex="normal"/>
    </style:style>
    <style:style style:name="T14" style:family="text">
      <style:text-properties fo:font-weight="normal" officeooo:rsid="0032223c" style:font-weight-asian="normal" style:font-weight-complex="normal"/>
    </style:style>
    <style:style style:name="T15" style:family="text">
      <style:text-properties fo:font-weight="normal" officeooo:rsid="003678cd" style:font-weight-asian="normal" style:font-weight-complex="normal"/>
    </style:style>
    <style:style style:name="T16" style:family="text">
      <style:text-properties fo:font-weight="normal" officeooo:rsid="0033c6dc" style:font-weight-asian="normal" style:font-weight-complex="normal"/>
    </style:style>
    <style:style style:name="T17" style:family="text">
      <style:text-properties fo:font-weight="normal" officeooo:rsid="0033dc1c" style:font-weight-asian="normal" style:font-weight-complex="normal"/>
    </style:style>
    <style:style style:name="T18" style:family="text">
      <style:text-properties fo:font-weight="normal" officeooo:rsid="00356183" style:font-weight-asian="normal" style:font-weight-complex="normal"/>
    </style:style>
    <style:style style:name="T19" style:family="text">
      <style:text-properties fo:font-weight="normal" officeooo:rsid="002a35fb" style:font-weight-asian="normal" style:font-weight-complex="normal"/>
    </style:style>
    <style:style style:name="T20" style:family="text">
      <style:text-properties fo:font-weight="normal" fo:background-color="transparent" loext:char-shading-value="0" style:font-weight-asian="normal" style:font-weight-complex="normal"/>
    </style:style>
    <style:style style:name="T21" style:family="text">
      <style:text-properties fo:font-weight="normal" officeooo:rsid="0017947e" fo:background-color="transparent" loext:char-shading-value="0" style:font-weight-asian="normal" style:font-weight-complex="normal"/>
    </style:style>
    <style:style style:name="T22" style:family="text">
      <style:text-properties fo:font-weight="normal" officeooo:rsid="0019541c" fo:background-color="transparent" loext:char-shading-value="0" style:font-weight-asian="normal" style:font-weight-complex="normal"/>
    </style:style>
    <style:style style:name="T23" style:family="text">
      <style:text-properties fo:font-weight="normal" officeooo:rsid="001f65bb" fo:background-color="transparent" loext:char-shading-value="0" style:font-weight-asian="normal" style:font-weight-complex="normal"/>
    </style:style>
    <style:style style:name="T24" style:family="text">
      <style:text-properties fo:font-weight="normal" officeooo:rsid="0020d3b7" fo:background-color="transparent" loext:char-shading-value="0" style:font-weight-asian="normal" style:font-weight-complex="normal"/>
    </style:style>
    <style:style style:name="T25" style:family="text">
      <style:text-properties fo:font-weight="normal" officeooo:rsid="0020f952" fo:background-color="transparent" loext:char-shading-value="0" style:font-weight-asian="normal" style:font-weight-complex="normal"/>
    </style:style>
    <style:style style:name="T26" style:family="text">
      <style:text-properties fo:font-weight="normal" officeooo:rsid="002fa4fa" fo:background-color="transparent" loext:char-shading-value="0" style:font-weight-asian="normal" style:font-weight-complex="normal"/>
    </style:style>
    <style:style style:name="T27" style:family="text">
      <style:text-properties fo:font-weight="normal" officeooo:rsid="003678cd" fo:background-color="transparent" loext:char-shading-value="0" style:font-weight-asian="normal" style:font-weight-complex="normal"/>
    </style:style>
    <style:style style:name="T28" style:family="text">
      <style:text-properties fo:font-weight="normal" officeooo:rsid="00347d9a" fo:background-color="transparent" loext:char-shading-value="0" style:font-weight-asian="normal" style:font-weight-complex="normal"/>
    </style:style>
    <style:style style:name="T29" style:family="text">
      <style:text-properties fo:font-weight="bold" style:font-weight-asian="bold" style:font-weight-complex="bold"/>
    </style:style>
    <style:style style:name="T30" style:family="text">
      <style:text-properties fo:font-weight="bold" officeooo:rsid="002a35fb"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fo:background-color="transparent" loext:char-shading-value="0"/>
    </style:style>
    <style:style style:name="T33" style:family="text">
      <style:text-properties style:text-underline-style="solid" style:text-underline-width="auto" style:text-underline-color="font-color" fo:background-color="transparent" loext:char-shading-value="0"/>
    </style:style>
    <style:style style:name="T34" style:family="text">
      <style:text-properties fo:font-style="italic" officeooo:rsid="0038f3f9"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38f3f9" style:font-style-asian="normal" style:font-style-complex="normal"/>
    </style:style>
    <style:style style:name="T37" style:family="text">
      <style:text-properties fo:font-style="normal" officeooo:rsid="003a5409" style:font-style-asian="normal" style:font-style-complex="normal"/>
    </style:style>
    <style:style style:name="T38" style:family="text">
      <style:text-properties fo:font-style="normal" officeooo:rsid="00320f59" style:font-style-asian="normal" style:font-style-complex="normal"/>
    </style:style>
    <style:style style:name="T39" style:family="text">
      <style:text-properties fo:font-style="normal" officeooo:rsid="003b22f4" style:font-style-asian="normal" style:font-style-complex="normal"/>
    </style:style>
    <style:style style:name="T40" style:family="text">
      <style:text-properties fo:font-style="normal" fo:font-weight="normal" officeooo:rsid="003a5409" style:font-style-asian="normal" style:font-weight-asian="normal" style:font-style-complex="normal" style:font-weight-complex="normal"/>
    </style:style>
    <style:style style:name="T41" style:family="text">
      <style:text-properties fo:font-style="normal" fo:font-weight="normal" officeooo:rsid="003b22f4" style:font-style-asian="normal" style:font-weight-asian="normal" style:font-style-complex="normal" style:font-weight-complex="normal"/>
    </style:style>
    <style:style style:name="T42" style:family="text">
      <style:text-properties style:text-underline-style="none" fo:background-color="transparent" loext:char-shading-value="0"/>
    </style:style>
    <style:style style:name="T43" style:family="text">
      <style:text-properties style:text-underline-style="none" officeooo:rsid="00128d90" fo:background-color="transparent" loext:char-shading-value="0"/>
    </style:style>
    <style:style style:name="T44" style:family="text">
      <style:text-properties officeooo:rsid="001452e0"/>
    </style:style>
    <style:style style:name="T45" style:family="text">
      <style:text-properties style:text-line-through-style="none" style:text-line-through-type="none"/>
    </style:style>
    <style:style style:name="T46" style:family="text">
      <style:text-properties style:text-line-through-style="none" style:text-line-through-type="none" fo:font-weight="normal" style:font-weight-asian="normal" style:font-weight-complex="normal"/>
    </style:style>
    <style:style style:name="T47" style:family="text">
      <style:text-properties style:text-line-through-style="none" style:text-line-through-type="none" fo:font-weight="normal" officeooo:rsid="001dfdb7" style:font-weight-asian="normal" style:font-weight-complex="normal"/>
    </style:style>
    <style:style style:name="T48" style:family="text">
      <style:text-properties style:text-line-through-style="none" style:text-line-through-type="none" fo:font-weight="normal" officeooo:rsid="001e0014" style:font-weight-asian="normal" style:font-weight-complex="normal"/>
    </style:style>
    <style:style style:name="T49" style:family="text">
      <style:text-properties style:text-line-through-style="none" style:text-line-through-type="none" fo:font-weight="normal" officeooo:rsid="002bc342" style:font-weight-asian="normal" style:font-weight-complex="normal"/>
    </style:style>
    <style:style style:name="T50" style:family="text">
      <style:text-properties style:text-line-through-style="none" style:text-line-through-type="none" fo:font-weight="normal" officeooo:rsid="0035e80a" style:font-weight-asian="normal" style:font-weight-complex="normal"/>
    </style:style>
    <style:style style:name="T51" style:family="text">
      <style:text-properties officeooo:rsid="0020d3b7"/>
    </style:style>
    <style:style style:name="T52" style:family="text">
      <style:text-properties officeooo:rsid="00220728"/>
    </style:style>
    <style:style style:name="T53" style:family="text">
      <style:text-properties officeooo:rsid="00231a45"/>
    </style:style>
    <style:style style:name="T54" style:family="text">
      <style:text-properties officeooo:rsid="00239ab4"/>
    </style:style>
    <style:style style:name="T55" style:family="text">
      <style:text-properties officeooo:rsid="0024dac6"/>
    </style:style>
    <style:style style:name="T56" style:family="text">
      <style:text-properties officeooo:rsid="00253570"/>
    </style:style>
    <style:style style:name="T57" style:family="text">
      <style:text-properties officeooo:rsid="002604e7"/>
    </style:style>
    <style:style style:name="T58" style:family="text">
      <style:text-properties officeooo:rsid="002a35fb"/>
    </style:style>
    <style:style style:name="T59" style:family="text">
      <style:text-properties officeooo:rsid="002fa4fa"/>
    </style:style>
    <style:style style:name="T60" style:family="text">
      <style:text-properties officeooo:rsid="00377d73"/>
    </style:style>
    <style:style style:name="T61" style:family="text">
      <style:text-properties officeooo:rsid="00320f59"/>
    </style:style>
    <style:style style:name="T62" style:family="text">
      <style:text-properties officeooo:rsid="00315fc9"/>
    </style:style>
    <style:style style:name="T63" style:family="text">
      <style:text-properties officeooo:rsid="0033c6dc"/>
    </style:style>
    <style:style style:name="T64" style:family="text">
      <style:text-properties officeooo:rsid="0032223c"/>
    </style:style>
    <style:style style:name="T65" style:family="text">
      <style:text-properties style:font-name="Manrope1"/>
    </style:style>
    <style:style style:name="T66" style:family="text">
      <style:text-properties style:font-name="Manrope1" officeooo:rsid="00320f59"/>
    </style:style>
    <style:style style:name="T67" style:family="text">
      <style:text-properties style:font-name="Manrope1" fo:font-style="italic" style:font-style-asian="italic" style:font-style-complex="italic"/>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61">Lupus in Space </text:span><text:span text:style-name="T60">1.0</text:span></text:p>
      <text:p text:style-name="P7"/>
      <text:p text:style-name="P7"/>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1428_328031471" text:style-name="Index_20_Link" text:visited-style-name="Index_20_Link">Introduzione<text:tab/>1</text:a></text:p>
          <text:p text:style-name="P1"><text:a xlink:type="simple" xlink:href="#__RefHeading___Toc1430_328031471" text:style-name="Index_20_Link" text:visited-style-name="Index_20_Link">Ambientazione<text:tab/>1</text:a></text:p>
          <text:p text:style-name="P1"><text:a xlink:type="simple" xlink:href="#__RefHeading___Toc1432_328031471" text:style-name="Index_20_Link" text:visited-style-name="Index_20_Link">Svolgimento del gioco<text:tab/>2</text:a></text:p>
          <text:p text:style-name="P1"><text:a xlink:type="simple" xlink:href="#__RefHeading___Toc1434_328031471" text:style-name="Index_20_Link" text:visited-style-name="Index_20_Link">Votazione e Leggi<text:tab/>2</text:a></text:p>
          <text:p text:style-name="P2"><text:a xlink:type="simple" xlink:href="#__RefHeading___Toc999_817994913" text:style-name="Index_20_Link" text:visited-style-name="Index_20_Link">Leggi<text:tab/>3</text:a></text:p>
          <text:p text:style-name="P1"><text:a xlink:type="simple" xlink:href="#__RefHeading___Toc1436_328031471" text:style-name="Index_20_Link" text:visited-style-name="Index_20_Link">Ruoli<text:tab/>3</text:a></text:p>
          <text:p text:style-name="P2"><text:a xlink:type="simple" xlink:href="#__RefHeading___Toc1438_328031471" text:style-name="Index_20_Link" text:visited-style-name="Index_20_Link">Colonia<text:tab/>4</text:a></text:p>
          <text:p text:style-name="P3"><text:a xlink:type="simple" xlink:href="#__RefHeading___Toc1440_328031471" text:style-name="Index_20_Link" text:visited-style-name="Index_20_Link">Amministrazione<text:tab/>4</text:a></text:p>
          <text:p text:style-name="P2"><text:a xlink:type="simple" xlink:href="#__RefHeading___Toc1442_328031471" text:style-name="Index_20_Link" text:visited-style-name="Index_20_Link">Replicanti<text:tab/>5</text:a></text:p>
          <text:p text:style-name="P2"><text:a xlink:type="simple" xlink:href="#__RefHeading___Toc1444_328031471" text:style-name="Index_20_Link" text:visited-style-name="Index_20_Link">Ribelli<text:tab/>5</text:a></text:p>
          <text:p text:style-name="P2"><text:a xlink:type="simple" xlink:href="#__RefHeading___Toc1446_328031471" text:style-name="Index_20_Link" text:visited-style-name="Index_20_Link">Ruoli speciali<text:tab/>6</text:a></text:p>
          <text:p text:style-name="P2"><text:a xlink:type="simple" xlink:href="#__RefHeading___Toc1448_328031471" text:style-name="Index_20_Link" text:visited-style-name="Index_20_Link">Software (giocatori eliminati)<text:tab/>6</text:a></text:p>
          <text:p text:style-name="P1"><text:a xlink:type="simple" xlink:href="#__RefHeading___Toc1450_328031471" text:style-name="Index_20_Link" text:visited-style-name="Index_20_Link">Fazioni e condizioni di fine partita<text:tab/>7</text:a></text:p>
          <text:p text:style-name="P1"><text:a xlink:type="simple" xlink:href="#__RefHeading___Toc1452_328031471" text:style-name="Index_20_Link" text:visited-style-name="Index_20_Link">Ordine delle Notturne<text:tab/>7</text:a></text:p>
          <text:p text:style-name="P1"><text:a xlink:type="simple" xlink:href="#__RefHeading___Toc1454_328031471" text:style-name="Index_20_Link" text:visited-style-name="Index_20_Link">Contatti<text:tab/>8</text:a></text:p>
        </text:index-body>
      </text:table-of-content>
      <text:p text:style-name="P5"/>
      <text:p text:style-name="P5"/>
      <text:h text:style-name="P33" text:outline-level="1"><text:bookmark-start text:name="__RefHeading___Toc1428_328031471"/>Introduzione<text:bookmark-end text:name="__RefHeading___Toc1428_328031471"/></text:h>
      <text:p text:style-name="P8"><text:span text:style-name="T34">Lupus in Space</text:span><text:span text:style-name="T36"> è un gioco di ruolo ispirato al famoso </text:span><text:span text:style-name="T34">Lupus in Tabula</text:span><text:span text:style-name="T35">. </text:span><text:span text:style-name="T36">Perché crearne una variante? <text:s/>Credo che, per quanto bello nella sua semplicità, il titolo originale soffra di due difetti: la mancanza di partecipazione dei giocatori eliminati al gioco e la minore interazione dei classici "Contadini" rispetto agli altri ruoli. Questi due "difetti", pur marginali in una serata tra amici, possono pesare maggiormente in una partita in tempo "reale", che può durare giorni e che quindi richiede al gioco di creare maggiore coinvolgimento. In questo spirito, molti ruoli e meccaniche sono ispirate a</text:span><text:span text:style-name="T34"> Wherewolf</text:span><text:span text:style-name="T36">, </text:span><text:span text:style-name="T37">per </text:span><text:span text:style-name="T40">cui </text:span><text:span text:style-name="T41">sono state aggiunte fazioni per aumentare la complessità e</text:span><text:span text:style-name="T35"> molti ruoli hanno poteri particolari, in modo che nessuno si trovi a interpretare il semplice </text:span><text:span text:style-name="T38">cittadino</text:span><text:span text:style-name="T35"> inerme. Inoltre, per rendere il gioco più vario </text:span><text:span text:style-name="T39">l'ambientazione è stata stravolta</text:span><text:span text:style-name="T35"> per cui, invece di giocare in un remoto passato simil-medievale, i giocatori dovranno destreggiarsi in una Colonia molto lontana nello spazio e nel futuro. </text:span></text:p>
      <text:h text:style-name="P33" text:outline-level="1"/>
      <text:h text:style-name="P33" text:outline-level="1"><text:bookmark-start text:name="__RefHeading___Toc1430_328031471"/>Ambientazione<text:bookmark-end text:name="__RefHeading___Toc1430_328031471"/></text:h>
      <text:p text:style-name="P8">In un sistema stellare molto lontano nello spazio e nel tempo dal nostro, si trova una piccola colonia sparsa lungo una fascia di asteriodi. Certo non sembra un posto piacevole per vivere, ma il progresso tecnologico ha fatto in modo che anche un luogo come questo possa essere ospitale e piacevole. I coloni vivono dove preferiscono: sugli asteriodi più grandi si trova spazio per far vivere diverse centiniaia persone, mentre, per chi preferisce una vita più riservata, ci sono gli asteriodi più piccoli. E' possibile spostarsi da un sasso all'altro della fascia con l'ausilio di navette, ma i coloni comunicano spesso per via telematica (chat pubbliche e private, mailing-list, messaggistica cifrata, videotelefoni e via dicendo). Un giorno nella colonia iniziano a esserci sparizioni di persone, finché non viene rinvenuto un cadavere. Nella <text:soft-page-break/>bocca del cadavere viene trovato un dito all'apparenza umano. Dopo che la scena del crimine viene analizzata, si scopre che il dito in realtà è sintetico e proviene da un cosiddetto Replicante, la cui presenza nella colonia non era nota e anzi strettamente vietata: chi li ha introdotti? I coloni a questo punto si riuniscono, consapevoli che tra loro si nascondono i Replicanti e che non sono in grado di riconoscerli con facilità e cercano un modo per liberarsi della minaccia. Inoltre, data la confusione generata da questa minaccia, una parte della Colonia decide di ribellarsi e prendere il potere: costoro dovranno fare in modo di scalzare la vecchia Amministrazione e i suoi sostenitori, ma anche di debellare i Replicanti se vorranno godersi i frutti della loro rivolta.</text:p>
      <text:h text:style-name="P33" text:outline-level="1"/>
      <text:h text:style-name="P33" text:outline-level="1"><text:bookmark-start text:name="__RefHeading___Toc1432_328031471"/>Svolgimento del gioco<text:bookmark-end text:name="__RefHeading___Toc1432_328031471"/></text:h>
      <text:p text:style-name="P9">Il gioco si svolge alternando una fase diurna e una notturna ed è pensato per essere giocato sull'arco di più giorni. <text:span text:style-name="T52">Al fine di evitare ambiguità tra i giorni "in gioco" e quelli "reali", le fasi di gioco saranno chiamati Diurna e Notturna.</text:span> Durante la fase <text:span text:style-name="T62">D</text:span>iurna i giocatori avranno l'opportunità di confrontarsi verbalmente per cercare di scoprire chi sono i <text:span text:style-name="T52">R</text:span>eplicanti e i <text:span text:style-name="T52">R</text:span>ibelli che si nascondono tra i <text:span text:style-name="T52">C</text:span>oloni. Durante <text:span text:style-name="T62">le Diurne</text:span> i giocatori saranno chiamati a partecipare a una votazione per decidere se e chi deve essere <text:span text:style-name="T62">condannato all'Incenerimento</text:span> perché rappresenta una minaccia per la <text:span text:style-name="T62">Colonia</text:span>. Durante la fase <text:span text:style-name="T62">N</text:span>otturna i giocatori useranno la maggior parte dei loro poteri, mentre i Replicanti entreranno in azione per uccidere un <text:span text:style-name="T62">memebro della Colonia</text:span>. </text:p>
      <text:p text:style-name="P9"/>
      <text:p text:style-name="P9">Al fine di svolgere il gioco con relativa calma, in questo regolamento si considererà il seguente schema per l'andamento del gioco <text:span text:style-name="T61">(approssimativamente...) </text:span>:</text:p>
      <text:list xml:id="list3512739463" text:style-name="L1">
        <text:list-item>
          <text:p text:style-name="P39"><text:span text:style-name="T52">Notturna 1 (lun 22:</text:span><text:span text:style-name="T62">00</text:span><text:span text:style-name="T52"> – mar 10:</text:span><text:span text:style-name="T62">00</text:span><text:span text:style-name="T52">)</text:span></text:p>
        </text:list-item>
        <text:list-item>
          <text:p text:style-name="P39"><text:span text:style-name="T52">Diurna 1 (mar 10:</text:span><text:span text:style-name="T62">00</text:span><text:span text:style-name="T52"> – mer 22:</text:span><text:span text:style-name="T62">00</text:span><text:span text:style-name="T52">), fine votazione: mer 12:</text:span><text:span text:style-name="T62">00</text:span><text:span text:style-name="T52"> </text:span></text:p>
        </text:list-item>
        <text:list-item>
          <text:p text:style-name="P39"><text:span text:style-name="T52">Notturna 2 (mer 22:</text:span><text:span text:style-name="T62">00</text:span><text:span text:style-name="T52"> – gio 10:</text:span><text:span text:style-name="T62">00</text:span><text:span text:style-name="T52">)</text:span></text:p>
        </text:list-item>
        <text:list-item>
          <text:p text:style-name="P39"><text:span text:style-name="T52">Diurna 2 (gio 10:</text:span><text:span text:style-name="T62">00</text:span><text:span text:style-name="T52"> -ven 22:</text:span><text:span text:style-name="T62">00</text:span><text:span text:style-name="T52">), fine votazione: ven 12:</text:span><text:span text:style-name="T62">00</text:span></text:p>
        </text:list-item>
        <text:list-item>
          <text:p text:style-name="P39"><text:span text:style-name="T52">Notturna 3 (ven 22:</text:span><text:span text:style-name="T62">00</text:span><text:span text:style-name="T52"> – sab 10:</text:span><text:span text:style-name="T62">00</text:span><text:span text:style-name="T52">)</text:span></text:p>
        </text:list-item>
        <text:list-item>
          <text:p text:style-name="P39"><text:span text:style-name="T52">Diurna 3 (sab 10:</text:span><text:span text:style-name="T62">00</text:span><text:span text:style-name="T52"> – lun 22:</text:span><text:span text:style-name="T62">00</text:span><text:span text:style-name="T52">), fine votazione: lun 12:</text:span><text:span text:style-name="T62">00</text:span></text:p>
        </text:list-item>
      </text:list>
      <text:p text:style-name="P8"/>
      <text:p text:style-name="P10">I giocatori possono esprimere un voto (ed eventualmente usare poteri) dall'inizio della Diurna fino a<text:span text:style-name="T53">lle ore sopra indicate dopo "fine votazione". Tale voto viene espresso tramite link condiviso dal Master e non può essere modificato. I giocatori che possono attivare un potere notturno possono farlo da quando viene comunicato l'esito finale della votazione fino alla fine della Notturna successiva. Le comunicazioni sui poteri notturni vengono effettuate direttamente al Master e possono essere modificate fino alla fine della Notturna.</text:span></text:p>
      <text:p text:style-name="P11">In qualsiasi momento della Diurna uno o più giocatori possono proporre un Cambio di Legge (vedi sezione: Votazione e Leggi) per cambiare i criteri con cui si vota. Le votazioni per il Cambio di Legge vengono aperte <text:span text:style-name="T54">durante il giorno stesso tramite sondaggio e rimangono aperte fino alla fine della Diurna. </text:span></text:p>
      <text:p text:style-name="P24"/>
      <text:h text:style-name="P35" text:outline-level="1"><text:bookmark-start text:name="__RefHeading___Toc1434_328031471"/><text:span text:style-name="T54">Votazione e </text:span>Leggi<text:bookmark-end text:name="__RefHeading___Toc1434_328031471"/></text:h>
      <text:p text:style-name="P12">Durante le Diurne i giocatori possono esprimere i propri sospetti accusando altri di essere Replicanti , <text:soft-page-break/>Ribelli o altre figure ostili alla Colonia. A tal fine, ognuno può votare per un giocatore durante ogni Diurna. Allo scadere delle votazioni un giocatore potrà essere condannato all'Incenerimento dalla Colonia a seconda della Legge in vigore. Tale Legge potrà essere cambiata durante la partita su proposta dei giocatori, <text:span text:style-name="T55">che dovranno specificare una nuova Legge</text:span>: una volta che viene proposto un Cambio di Legge, i giocatori <text:span text:style-name="T55">potranno decidere se sostenerlo o meno entro la fine della Diurna in corso. La nuova Legge viene approvata con l'appoggio dei due terzi dei giocatori (arrotondati per difetto) ed entrerà in vigore dalla Diurna successiva. Il voto per il Cambio è sempre anonimo (vedi dopo).</text:span></text:p>
      <text:p text:style-name="P13">Nota bene: nel caso un Cambio di Legge venga bocciato prima della scadenza della Diurna, i giocatori potranno proporre un nuovo Cambio durante la stessa Diurna. Non c'è limite al numero di Cambi proposti durante ogni Diurna, purché non <text:span text:style-name="T56">ce ne sia già uno in sospeso.</text:span></text:p>
      <text:p text:style-name="P25"/>
      <text:p text:style-name="P25"><text:bookmark-start text:name="__RefHeading___Toc999_817994913"/>Leggi:<text:bookmark-end text:name="__RefHeading___Toc999_817994913"/></text:p>
      <text:p text:style-name="Text_20_body"/>
      <text:list xml:id="list2514981155" text:style-name="L2">
        <text:list-item>
          <text:p text:style-name="P40"><text:span text:style-name="T29">Maggioranza Assoluta</text:span>: viene Incenerito il giocatore che è stato votato da più della metà dei giocatori.</text:p>
        </text:list-item>
        <text:list-item>
          <text:p text:style-name="P40"><text:span text:style-name="T29">Maggioranza Relativa</text:span>: viene Incenerito il giocatore che ha ricevuto più voti. <text:span text:style-name="T58">Nessun giocatore viene condannato in caso di pareggio.</text:span></text:p>
        </text:list-item>
        <text:list-item>
          <text:p text:style-name="P40"><text:span text:style-name="T29">Seconda Tornata</text:span>: alla fine della votazione i giocatori con più voti a parimerito OPPURE il giocatore con più voti e quelli al secondo posto a parimerito vengono selezionati per il ballottaggio. La votazione per la seconda tornata si apre quando vengono comunicati di giocatori selezionati e si chiude alle successive ore 20. I selezionati non possono votare al ballottaggio. <text:span text:style-name="T58">Il giocatore con più voti verrà incenerito. In caso di pareggio nessuno viene condannato. </text:span>Nota: finchè il ballottaggio non è stato concluso e l'esito comunicato <text:span text:style-name="T57">i giocatori non possono attivare i propri poteri notturni. </text:span></text:p>
        </text:list-item>
        <text:list-item>
          <text:p text:style-name="P41"><text:span text:style-name="T29">Preferenza</text:span>: ogni giocatore può esprimere due votazioni per due giocatori A e B <text:s/>diversi. Il giocatore A riceve due voti, il giocatore B uno soltanto. E' possibile esprimere la propria preferenza per un solo giocatore, che andrà indicato con A o B e riceverà voti di conseguenza. <text:span text:style-name="T58">Nessun giocatore viene condannato in caso di pareggio.</text:span></text:p>
          <text:p text:style-name="P41"/>
        </text:list-item>
      </text:list>
      <text:p text:style-name="P12"><text:span text:style-name="T57">In aggiunta, ogni legge può essere Anonima (ad esempio, un giocatore può proporre la Maggioranza Relativa Anonima come nuova Legge).: nel qual caso i voti saranno resi anonimi, ma si saprà comunque quanti voti ha ricevuto ogni "candidato". </text:span>All'inizio della partita, la Legge in vigore è Maggioranza Assoluta <text:span text:style-name="T55">A</text:span>nonim<text:span text:style-name="T55">a</text:span>.</text:p>
      <text:h text:style-name="P34" text:outline-level="1"/>
      <text:h text:style-name="P34" text:outline-level="1"><text:bookmark-start text:name="__RefHeading___Toc1436_328031471"/>Ruoli<text:bookmark-end text:name="__RefHeading___Toc1436_328031471"/></text:h>
      <text:p text:style-name="P8"><text:span text:style-name="T58">I Ruoli rappresentano le varie figure che si muovono nella Colonia. Qui di seguito sono divisi per fazione di appartenza (Colonia, Amministrazione, Ribelli, Replicanti, Speciali e Software). Ogni ruolo è identificato dal suo </text:span><text:span text:style-name="T30">nome</text:span><text:span text:style-name="T19"> e ha un potere unico. Inoltre ogni ruolo è contraddistinto dalla propria Natura che potrà essere Umana (U) oppure Sintetica (S). Alcuni ruoli, pur essendo umani, hanno apportato modifiche cibernetiche al proprio corpo per meglio svolgere compiti specifici. Questi ruoli vengono indicati insieme alla propria Natura come Cibernetici (cyber).</text:span></text:p>
      <text:h text:style-name="Heading_20_2" text:outline-level="2"><text:soft-page-break/></text:h>
      <text:h text:style-name="Heading_20_2" text:outline-level="2"><text:bookmark-start text:name="__RefHeading___Toc1438_328031471"/>Colonia<text:bookmark-end text:name="__RefHeading___Toc1438_328031471"/></text:h>
      <text:p text:style-name="P8">La Colonia è composta da liberi professionisti, impiegati in strutture pubbliche, cyborg prezzolati, forze dell'ordine, contrabbandieri... insomma, da chiunque non voglia venir ucciso dai Replicanti e che si ritenga discretamente soddisfatto dalla gestione della Colonia per poter condurre i propri affari.</text:p>
      <text:p text:style-name="P30">Hacker<text:span text:style-name="T1"> (cyber, U): una volta per </text:span><text:span text:style-name="T13">Notturna</text:span><text:span text:style-name="T1"> sceglie un giocatore e scopre la sua natura, cioè se umano o sintetico.</text:span></text:p>
      <text:p text:style-name="P26"><text:span text:style-name="T45">Apotecario</text:span><text:span text:style-name="T46"> (cyber, U): il master rivela all'Apotecario chi è stato </text:span><text:span text:style-name="T47">ucciso durante la </text:span><text:span text:style-name="T50">Notturna</text:span><text:span text:style-name="T46">. Una volta per partita l'Apotecario può scegliere di salvare la vita di uno dei personaggi. Se sceglie di guarirlo, il personaggio dopo non muore </text:span><text:span text:style-name="T50">alla Diurna successiva</text:span><text:span text:style-name="T46">. </text:span><text:span text:style-name="T48">L'Apotecario </text:span><text:span text:style-name="T49">e il giocatore salvato si riconoscono. </text:span></text:p>
      <text:p text:style-name="P27">Coroner <text:span text:style-name="T1">(cyber, U): ogni </text:span><text:span text:style-name="T13">Notturna</text:span><text:span text:style-name="T1"> il master rivela al Coroner la natura del giocatore incenerito.</text:span></text:p>
      <text:p text:style-name="P27">Cartello delle droghe<text:span text:style-name="T1"> (U): finché è in gioco, il master, all'inizio di ogni </text:span><text:span text:style-name="T13">Diurna</text:span><text:span text:style-name="T1">, rivela pubblicamente se quella notte l'Hacker ha scoperto un Sintetico. In caso contrario, dirà pubblicamente che l'Hacker non ha riportato novità. Se l'Hacker o il Cartello sono morti, il responso del master sarà che non ci sono novità. Se l'Hacker scopre un sintetico e viene ucciso nella stessa </text:span><text:span text:style-name="T13">Notturna</text:span><text:span text:style-name="T1">, il responso sarà comunue positivo; allo stesso modo, se nella stessa </text:span><text:span text:style-name="T13">Notturna</text:span><text:span text:style-name="T1"> viene ucciso il Cartello, il responso sarà comunque positivo.</text:span></text:p>
      <text:p text:style-name="P27">Cyborg<text:span text:style-name="T1"> (cyber, U): ogni </text:span><text:span text:style-name="T13">Notturna</text:span><text:span text:style-name="T1"> sceglie un giocatore. </text:span><text:span text:style-name="T14">Quel giocatore non può venire ucciso durante la </text:span><text:span text:style-name="T13">Notturna</text:span><text:span text:style-name="T14">.</text:span></text:p>
      <text:p text:style-name="P27">Ingegnere<text:span text:style-name="T1"> (cyber, U): ogni </text:span><text:span text:style-name="T13">Notturna </text:span><text:span text:style-name="T1">sceglie un giocatore e scopre se è un cibernetico.</text:span></text:p>
      <text:p text:style-name="P27">Archivista <text:span text:style-name="T1">(U): all'inizio della partita il master rivela 4 affermazioni all'Archivista, di cui 2 vere e 2 false. Le affermazioni sono del tipo "Il giocatore X ha il ruolo Y".</text:span></text:p>
      <text:p text:style-name="P27">Panopticon<text:span text:style-name="T1"> (S): </text:span><text:span text:style-name="T14">p</text:span><text:span text:style-name="T1">uò scegliere un giocatore e seguirlo. In questo modo scopre su chi ha agito quel personaggio </text:span><text:span text:style-name="T13">quella Notturna</text:span><text:span text:style-name="T1">. </text:span><text:span text:style-name="T14">Questo potere non può essere usato per due </text:span><text:span text:style-name="T13">Notturn</text:span><text:span text:style-name="T15">e</text:span><text:span text:style-name="T14"> consecutive.</text:span></text:p>
      <text:p text:style-name="P27">Paranoico<text:span text:style-name="T1"> (U): </text:span><text:span text:style-name="T14">p</text:span><text:span text:style-name="T1">uò scegliere un giocatore e scoprire chi ha agito su di esso </text:span><text:span text:style-name="T13">durante quella <text:s/>Notturna. </text:span><text:span text:style-name="T14">Questo potere non può essere usato per due </text:span><text:span text:style-name="T13">Notturn</text:span><text:span text:style-name="T15">e</text:span><text:span text:style-name="T14"> consecutive.</text:span></text:p>
      <text:p text:style-name="P27">Bioconvertito<text:span text:style-name="T1"> (S): durante la </text:span><text:span text:style-name="T13">Notturna</text:span><text:span text:style-name="T1"> può scegliere un giocatore: egli si recherà al bordello e non potrà essere ucciso dai replicanti. Se i replicanti attaccano il Bioconvertito, verrà ucciso sia il bioconvertito, sia il suo cliente. L'identià del bioconvertito è nota al Tecnochirurgo fin dall'inizio della partita.</text:span></text:p>
      <text:p text:style-name="P27">Tecnochirurgo <text:span text:style-name="T1">(U): conosce l'identià del Bioconvertito.</text:span></text:p>
      <text:p text:style-name="P27">Carceriere<text:span text:style-name="T1"> (U): ogni </text:span><text:span text:style-name="T15">Notturna</text:span><text:span text:style-name="T1"> può scegliere un giocatore che non potrà partecipare al dibattito pubblico per tutto </text:span><text:span text:style-name="T15">la Diurna</text:span><text:span text:style-name="T1"> successivo, ma non potrà nemmeno essere incenerito. Durante la </text:span><text:span text:style-name="T15">Notturna</text:span><text:span text:style-name="T1"> in cui viene incarcerato non può venire ucciso, né usare il proprio potere.</text:span></text:p>
      <text:p text:style-name="P27">Sentinelle <text:span text:style-name="T1">(U): le sentinelle si riconoscono fra loro insieme all'eventuale Infiltrato.</text:span></text:p>
      <text:p text:style-name="P27">Coloni<text:span text:style-name="T1"> (U): </text:span><text:span text:style-name="T14">ogni </text:span><text:span text:style-name="T15">Notturna</text:span><text:span text:style-name="T14"> può scegliere un </text:span><text:span text:style-name="T16">altro </text:span><text:span text:style-name="T14">giocatore. Se tutti i Coloni indicano un </text:span><text:span text:style-name="T16">altro Colono, per quella </text:span><text:span text:style-name="T15">Notturna</text:span><text:span text:style-name="T16"> non possono essere uccisi. Questo effetto viene attivato solo se i Coloni sono meno della metà dei giocatori della loro fazione e se ci sono almeno due Coloni.</text:span></text:p>
      <text:h text:style-name="Heading_20_3" text:outline-level="3"><text:bookmark-start text:name="__RefHeading___Toc1440_328031471"/>Amministrazione<text:bookmark-end text:name="__RefHeading___Toc1440_328031471"/></text:h>
      <text:p text:style-name="P31">I quattro ruoli seguenti rappresentano la gestione della Colonia e in quanto tali hanno un maggior peso nelle decisioni pubbliche. Per questo hanno genericamente poteri per alterare gli esiti delle <text:soft-page-break/>votazioni. <text:span text:style-name="T63">Attenzione quindi al voto scoperto: se usate il vostro potere, finirete scoperti subito!</text:span> Al <text:span text:style-name="T64">fine di valutare le condizioni di fine partita e di vittoria, i Ruoli dell'amministrazione vengono considerati appartenenti alla Colonia (ma per valutare il potere dei Coloni)</text:span>.</text:p>
      <text:p text:style-name="P30">Burocrate <text:span text:style-name="T1">(U): durante le votazioni può scegliere un giocatore invece di votare: se quel personaggio è un Ribelle o un Amministratore i suoi voti vengono azzerati.</text:span></text:p>
      <text:p text:style-name="P27">Capo del Partito <text:span text:style-name="T1">(U): Invece di votare normalmente, di giorno può scegliere un giocatore: quel giocatore riceverà tanti voti quanti sono gli Amministratori in gioco </text:span><text:span text:style-name="T10">+1</text:span><text:span text:style-name="T1">.</text:span></text:p>
      <text:p text:style-name="P27"><text:span text:style-name="T59">Portavoce</text:span> <text:span text:style-name="T1">(U): durante le votazioni può scegliere un giocatore e i voti di questi verranno dimezzati per eccesso.</text:span></text:p>
      <text:p text:style-name="P29"><text:span text:style-name="T29">CEO </text:span><text:span text:style-name="T1">(U): durante le votazioni può votare per quanti giocatori preferisce.</text:span></text:p>
      <text:h text:style-name="Heading_20_2" text:outline-level="2"><text:bookmark-start text:name="__RefHeading___Toc1442_328031471"/>Replicanti<text:bookmark-end text:name="__RefHeading___Toc1442_328031471"/></text:h>
      <text:p text:style-name="P14">Non si sa da dove siano arrivati, né quale sia il loro intento (oltre a voler uccidere tutti). Dato il grande sviluppo tecnologico, non è possibile distinguere un Replicante da un comune essere umano se non con una indagine svolta da persone estremamente competenti (o con l'astuzia dei più arguti).</text:p>
      <text:p text:style-name="P30">IA<text:span text:style-name="T1"> (S): </text:span><text:span text:style-name="T20">ogni </text:span><text:span text:style-name="T27">Notturna</text:span><text:span text:style-name="T20"> a partire dalla seconda può scegliere un giocatore e </text:span><text:span text:style-name="T23">annullare la prima azione compiuta su di esso</text:span><text:span text:style-name="T20">.</text:span></text:p>
      <text:p text:style-name="P27">Virus <text:span text:style-name="T1">(S): ogni </text:span><text:span text:style-name="T15">Notturna</text:span><text:span text:style-name="T1"> può scegliere un giocatore: per quella </text:span><text:span text:style-name="T15">Notturna</text:span><text:span text:style-name="T1"> la sua natura cambia (se era Umano diventa Sintetico e viceversa).</text:span></text:p>
      <text:p text:style-name="P27">Collaboratore<text:span text:style-name="T1"> (U): un </text:span><text:span text:style-name="T11">Colono</text:span><text:span text:style-name="T1"> che parteggia per i </text:span><text:span text:style-name="T11">R</text:span><text:span text:style-name="T1">eplicanti. </text:span><text:span text:style-name="T11">All'inizio della partita si riconosce con i Replicanti. <text:s/></text:span><text:span text:style-name="T1"><text:s/></text:span></text:p>
      <text:p text:style-name="P29"><text:span text:style-name="T29">Replicante</text:span><text:span text:style-name="T1"> (S): </text:span><text:span text:style-name="T17">i Replicanti si riconoscono tra loro all'inizio della partita. O</text:span><text:span text:style-name="T1">gni </text:span><text:span text:style-name="T15">Notturna</text:span><text:span text:style-name="T1"> il gruppo dei replicanti sceglie uno di loro (il Replicante di turno) da mandare a uccidere un altro giocatore. </text:span><text:span text:style-name="T7">Questo giocatore viene con</text:span><text:span text:style-name="T9">siderato come colui che esegue l'azione al fine di determinare evenutuali relazioni con altri poteri (ad esempio: Malware e Rookit).</text:span></text:p>
      <text:h text:style-name="Heading_20_2" text:outline-level="2"><text:bookmark-start text:name="__RefHeading___Toc1444_328031471"/>Ribelli<text:bookmark-end text:name="__RefHeading___Toc1444_328031471"/></text:h>
      <text:p text:style-name="P14">Insoddisfatti dell'Amministrazione, mercenari venuti da altri pianeti, criminali veri o presunti tali dalla Giustizia: sono queste le figure che fanno parte dei Ribelli intenzionati a scalzare il vecchio ordine. Dato che sono un'organizzazione, i giocatori della fazione dei Ribelli si conoscono fra loro.</text:p>
      <text:p text:style-name="P30"><text:span text:style-name="T44">Sosia</text:span><text:span text:style-name="T1"> (S): a partire dalla seconda </text:span><text:span text:style-name="T15">Notturna</text:span><text:span text:style-name="T1"> può scegliere un </text:span><text:span text:style-name="T2">giocatore. Se è un cibernetico lo uccide e gli attributi del Sosia diventano (cyber, U). Questo potere può essere usato una volta per partita. Da</text:span><text:span text:style-name="T18">lla </text:span><text:span text:style-name="T15">Notturna</text:span><text:span text:style-name="T18"> successiva </text:span><text:span text:style-name="T3">il Sosia può scegliere un </text:span><text:span text:style-name="T17">Ruolo</text:span><text:span text:style-name="T3"> cyber e saprà l'esito della sua azione (ad esempio: "l'hacker ha scoperto un umano"). </text:span><text:span text:style-name="T6">Se </text:span><text:span text:style-name="T17">il Ruolo</text:span><text:span text:style-name="T6"> scelto non è più in gioco, il responso sarà </text:span><text:span text:style-name="T17">lo stesso dell'ultima azione di quel Ruolo</text:span><text:span text:style-name="T6">.</text:span></text:p>
      <text:p text:style-name="P27"><text:span text:style-name="T44">Cancellatore</text:span><text:span text:style-name="T1"> (S): </text:span><text:span text:style-name="T3">a partire dalla seconda </text:span><text:span text:style-name="T15">Notturna</text:span><text:span text:style-name="T3"> può scegliere </text:span><text:span text:style-name="T6">un giocatore e decidere se ucciderlo dopo aver saputo se sia dell'amministrazione. Se il giocatore ha </text:span><text:span text:style-name="T3">un ruolo dell'amministrazione </text:span><text:span text:style-name="T6">e viene ucciso, </text:span><text:span text:style-name="T3">il Cancellatore può anche scegliere di annullare tutti i voti del giorno successivo. Questo potere può essere usato una volta per partita. </text:span><text:span text:style-name="T4">La </text:span><text:span text:style-name="T15">Notturna</text:span><text:span text:style-name="T4"> successiva il Cancellatore si suicida e si trasforma in un Software a propria scelta. </text:span></text:p>
      <text:p text:style-name="P27">Coordinatore<text:span text:style-name="T1"> (U): </text:span><text:span text:style-name="T5">a partire dalla seconda </text:span><text:span text:style-name="T15">Notturna</text:span><text:span text:style-name="T5"> può scegliere un giocatore. Se quel giocatore è un Replicante </text:span><text:span text:style-name="T7">o il Cyborg </text:span><text:span text:style-name="T5">il Coordinatore muore. </text:span><text:span text:style-name="T7">Se è una Sentinella </text:span><text:span text:style-name="T8">o l'Infiltrato </text:span><text:span text:style-name="T7">non succede nulla, ma viene notificato al</text:span><text:span text:style-name="T8">le Sentinelle e all'Infiltrato</text:span><text:span text:style-name="T7"> chi sia il Coordinatore. </text:span><text:span text:style-name="T5">Altrimenti il giocatore scelto riconosce il Coordinatore e la sua fazione diventa quella dei Ribelli.</text:span></text:p>
      <text:p text:style-name="P27"><text:span text:style-name="T51">Infiltrato</text:span><text:span text:style-name="T1"> (</text:span><text:span text:style-name="T7">U</text:span><text:span text:style-name="T1">): </text:span><text:span text:style-name="T20">al contrario degli altri Ribelli, l'Informatore non sa chi siano gli altri criminali. </text:span><text:soft-page-break/><text:span text:style-name="T20">L'informatore viene riconosciuto dalle altre Sentinelle.</text:span></text:p>
      <text:p text:style-name="P27">Man In The Middle<text:span text:style-name="T1"> (U, </text:span><text:span text:style-name="T7">cyber</text:span><text:span text:style-name="T1">): ogni </text:span><text:span text:style-name="T13">Notturna</text:span><text:span text:style-name="T1"> può decidere di non votare </text:span><text:span text:style-name="T13">durante la Diurna successiva</text:span><text:span text:style-name="T1">. Se lo fa, può scegliere un giocatore e sapere per chi avrà votato </text:span><text:span text:style-name="T13">e da chi è stato votato</text:span><text:span text:style-name="T1">, senza che costui sappia di essere spiato. Se, però, sceglie l'Hacker o l'IA, il master rivelerà a</text:span><text:span text:style-name="T12">l giocatore di essere stato bersaglio del MITM</text:span><text:span text:style-name="T1">. Il MITM non verrà però informato di essere stato scoperto.</text:span></text:p>
      <text:p text:style-name="P29"><text:span text:style-name="T29">Lurker</text:span><text:span text:style-name="T1"> (U): <text:s/>ogni </text:span><text:span text:style-name="T13">Notturna</text:span><text:span text:style-name="T1"> può decidere di non votare </text:span><text:span text:style-name="T13">durante la Diurna successiva</text:span><text:span text:style-name="T1">. Se lo fa, può </text:span><text:span text:style-name="T12">scegliere un giocatore e </text:span><text:span text:style-name="T1">scoprire </text:span><text:span text:style-name="T13">se e su chi ha agito durante la Notturna OPPURE quanti giocatori hanno agito su di esso</text:span><text:span text:style-name="T26">. </text:span></text:p>
      <text:h text:style-name="Heading_20_2" text:outline-level="2"><text:bookmark-start text:name="__RefHeading___Toc1446_328031471"/>Ruoli speciali<text:bookmark-end text:name="__RefHeading___Toc1446_328031471"/></text:h>
      <text:p text:style-name="P17">I ruoli speciali rappresentano individualià che non hanno interessi collettivi come la salvaguardia della Colonia o il ribaltamento di essa.</text:p>
      <text:p text:style-name="P30"><text:span text:style-name="T32">Simbionte</text:span><text:span text:style-name="T20"> (U): </text:span><text:span text:style-name="T28">durante la prima </text:span><text:span text:style-name="T27">Notturna</text:span><text:span text:style-name="T20"> il Simbionte sceglie un giocatore e i due si riconoscono. Il giocatore scelto diventa l'Ospite: egli conserva la sua natura e i suoi poteri, ma la sua fazione diventa quella del Simbionte (che è una fazione </text:span><text:span text:style-name="T28">speciale</text:span><text:span text:style-name="T20">). L'Ospite non può essere ucciso dai Replicanti. Nel caso uno dei due venga ucciso </text:span><text:span text:style-name="T27">durnte una</text:span><text:span text:style-name="T20"> </text:span><text:span text:style-name="T27">Notturna</text:span><text:span text:style-name="T20">, muore anche l'altro. Se uno dei due viene incenerito, allora l'altro morirà la notte seguente. Se il Coordinatore sceglie come bersaglio l'Ospite, la fazione dell'Ospite diventa quella dei Ribelli e il Simbionte muore nella stessa notte. Se il Coordinatore sceglie come bersaglio il Simbionte, l'Ospite muore nella stessa notte e il Coordinatore diventa il nuovo Ospite (la sua fazione diventa Simbionte). </text:span><text:span text:style-name="T21">Il Simbionte non diventa un Software una volta morto. </text:span></text:p>
      <text:h text:style-name="Heading_20_2" text:outline-level="2"><text:bookmark-start text:name="__RefHeading___Toc1448_328031471"/>Software (giocatori eliminati)<text:bookmark-end text:name="__RefHeading___Toc1448_328031471"/></text:h>
      <text:p text:style-name="P18">Quando un giocatore muore perde il suo ruolo e la possibilità di votare. In più non potrà esprimersi negli spazi pubblici. Tuttavia potrà continuare a giocare in quanto Software: la sua fazione verrà mantenuta e gli verrà assegnato un ruolo Software dal Master. Se il giocatore era l'Ospite, allora potrà scegliere una fazione e continuare a giocare con quella. Se il giocatore era il Simbione non diventerà un Software.</text:p>
      <text:p text:style-name="P19"><text:span text:style-name="T20">Se un Software ha la possibilità di scegliere un giocatore e questi è l'Hacker, l'Ingegnere, l'IA o il Virus l'azione del Software viene annullata, </text:span><text:span text:style-name="T25">senza che venga notificato al Software. Al contrario, il giocatore bersaglio verrà avvisato di essere stato vittima del tipo di Software (ad esempio, il Master dirà all'Ingengere "Sei stato vittima di Rookit e Swapper").</text:span></text:p>
      <text:p text:style-name="P30"><text:span text:style-name="T32">Backup</text:span><text:span text:style-name="T20">: può votare come se fosse vivo. </text:span><text:span text:style-name="T28">I voti dei Backup sono sempre anonimi.</text:span></text:p>
      <text:p text:style-name="P27"><text:span text:style-name="T32">Malware</text:span><text:span text:style-name="T20">: ogni </text:span><text:span text:style-name="T27">Notturna</text:span><text:span text:style-name="T20"> può scegliere un giocator</text:span><text:span text:style-name="T22">e e annullare la sua azione.</text:span></text:p>
      <text:p text:style-name="P27"><text:span text:style-name="T32">Rookit</text:span><text:span text:style-name="T20">: Ogni </text:span><text:span text:style-name="T27">Notturna</text:span><text:span text:style-name="T20"> può scegliere un giocatore e scopre se egli ha agito durante quella notte.</text:span></text:p>
      <text:p text:style-name="P28"><text:span text:style-name="T32">Swapper</text:span><text:span text:style-name="T20">: </text:span><text:span text:style-name="T27">durante le votazioni</text:span><text:span text:style-name="T20"> sceglie due giocatori (A e B): il giocatore A riceverà un voto in meno durante le votazioni, il giocatore B uno i</text:span><text:span text:style-name="T24">n</text:span><text:span text:style-name="T20"> più.</text:span></text:p>
      <text:p text:style-name="P27"><text:span text:style-name="T32">Backdoor</text:span><text:span text:style-name="T20">: ogni </text:span><text:span text:style-name="T27">Notturna</text:span><text:span text:style-name="T20"> può scegliere un giocatore: durante il giorno successivo, il voto di questi viene annullato. E' l'unico Software che non viene rilevato da Hacker, Ingegniere, IA e Virus.</text:span></text:p>
      <text:h text:style-name="P36" text:outline-level="1"><text:soft-page-break/></text:h>
      <text:h text:style-name="P36" text:outline-level="1"/>
      <text:h text:style-name="P36" text:outline-level="1"><text:bookmark-start text:name="__RefHeading___Toc1450_328031471"/>Fazioni e condizioni di fine partita<text:bookmark-end text:name="__RefHeading___Toc1450_328031471"/></text:h>
      <text:p text:style-name="P15"><text:span text:style-name="T32">Nella colonia si trovano </text:span><text:span text:style-name="T33">tre fazioni principali più una speciale</text:span><text:span text:style-name="T32">: la Colonia con la sua Amministrazione, i Replicanti, i Ribelli e il Simbionte. <text:s/></text:span></text:p>
      <text:p text:style-name="P15"><text:span text:style-name="T31">NOTA</text:span><text:span text:style-name="T32">: </text:span><text:span text:style-name="T42">è possibile che vincano più fazioni (ad esempio, una delle tre principali più la vittoria dei Simbionti).</text:span></text:p>
      <text:p text:style-name="P20"><text:span text:style-name="T29">NOTA</text:span>: la conclusione della partita e la vittoria di una fazione sono due cose ben disitinte. La partita <text:s/>finisce quando ci sono le condizioni descritte sotto e solo a quel punto si vede chi ha vinto. </text:p>
      <text:p text:style-name="P14"><text:span text:style-name="T33">La partita si considera conclusa quando</text:span><text:span text:style-name="T32">:</text:span></text:p>
      <text:list xml:id="list4119017944" text:style-name="L3">
        <text:list-item>
          <text:p text:style-name="P42">non ci sono più Replicanti oppure</text:p>
        </text:list-item>
        <text:list-item>
          <text:p text:style-name="P42">non ci sono più né Coloni, né Ribelli.</text:p>
        </text:list-item>
      </text:list>
      <text:p text:style-name="P22">Condizioni di vittoria:</text:p>
      <text:list xml:id="list2731771080" text:style-name="L4">
        <text:list-item>
          <text:p text:style-name="P43">I Replicanti vincono se non ci sono né Coloni, né Ribelli</text:p>
        </text:list-item>
        <text:list-item>
          <text:p text:style-name="P43">I Coloni vincono se non ci sono più Replicanti, né Ribelli. In alternativa, vincono se non ci sono più Replicanti e almeno una Sentinella. </text:p>
        </text:list-item>
        <text:list-item>
          <text:p text:style-name="P43">I Ribelli vincono se non ci sono più Replicanti, né Sentinelle.</text:p>
        </text:list-item>
        <text:list-item>
          <text:p text:style-name="P43">I Simbionti vincono se riescono arrivare vivi a fine partita.</text:p>
        </text:list-item>
      </text:list>
      <text:h text:style-name="P37" text:outline-level="1"/>
      <text:h text:style-name="P37" text:outline-level="1"><text:bookmark-start text:name="__RefHeading___Toc1452_328031471"/>Ordine delle Notturne<text:bookmark-end text:name="__RefHeading___Toc1452_328031471"/></text:h>
      <text:p text:style-name="P16"><text:span text:style-name="T43">Q</text:span><text:span text:style-name="T42">ui di seguito trovate la sequenza di svolgimento delle azioni delle Notturne.</text:span></text:p>
      <text:p text:style-name="P21"/>
      <text:section text:style-name="Sect2" text:name="Section1">
        <text:list xml:id="list1342993613" text:style-name="L5">
          <text:list-item>
            <text:p text:style-name="P44">Malware</text:p>
          </text:list-item>
          <text:list-item>
            <text:p text:style-name="P45">Panopticon</text:p>
          </text:list-item>
          <text:list-item>
            <text:p text:style-name="P46">IA</text:p>
          </text:list-item>
          <text:list-item>
            <text:p text:style-name="P46">Carceriere</text:p>
          </text:list-item>
          <text:list-item>
            <text:p text:style-name="P46">Virus</text:p>
          </text:list-item>
          <text:list-item>
            <text:p text:style-name="P45">Hacker</text:p>
          </text:list-item>
          <text:list-item>
            <text:p text:style-name="P45">Coroner</text:p>
          </text:list-item>
          <text:list-item>
            <text:p text:style-name="P45">Ingegnere</text:p>
          </text:list-item>
          <text:list-item>
            <text:p text:style-name="P45">Cyborg</text:p>
          </text:list-item>
          <text:list-item>
            <text:p text:style-name="P45">Bioconvertito</text:p>
          </text:list-item>
          <text:list-item>
            <text:p text:style-name="P46">Coloni</text:p>
          </text:list-item>
          <text:list-item>
            <text:p text:style-name="P44">Man In The Middle</text:p>
          </text:list-item>
          <text:list-item>
            <text:p text:style-name="P46">Replicanti</text:p>
          </text:list-item>
          <text:list-item>
            <text:p text:style-name="P46">Apotecario</text:p>
          </text:list-item>
          <text:list-item>
            <text:p text:style-name="P46">Coordinatore</text:p>
          </text:list-item>
          <text:list-item>
            <text:p text:style-name="P46">Sosia</text:p>
          </text:list-item>
          <text:list-item>
            <text:p text:style-name="P46">Cancellatore</text:p>
          </text:list-item>
          <text:list-item>
            <text:p text:style-name="P45">Paranoico</text:p>
          </text:list-item>
          <text:list-item>
            <text:p text:style-name="P44">Lurker</text:p>
          </text:list-item>
          <text:list-item>
            <text:p text:style-name="P44">Rookit</text:p>
          </text:list-item>
          <text:list-item>
            <text:p text:style-name="P44">Backdoor</text:p>
          </text:list-item>
        </text:list>
      </text:section>
      <text:h text:style-name="P38" text:outline-level="1"><text:bookmark-start text:name="__RefHeading___Toc1454_328031471"/><text:soft-page-break/>Contatti e Licenza<text:bookmark-end text:name="__RefHeading___Toc1454_328031471"/></text:h>
      <text:p text:style-name="P4"><text:span text:style-name="T65">Alessandro – </text:span><text:a xlink:type="simple" xlink:href="mailto:lupusinspace@paranoici.org" text:style-name="Internet_20_link" text:visited-style-name="Visited_20_Internet_20_Link"><text:span text:style-name="T66">lupusinspace@paranoici.org</text:span></text:a></text:p>
      <text:p text:style-name="P23">Sito – <text:a xlink:type="simple" xlink:href="https://flowin.space/lupus" text:style-name="Internet_20_link" text:visited-style-name="Visited_20_Internet_20_Link">https://flowin.space/lupus</text:a></text:p>
      <text:p text:style-name="P6"><text:span text:style-name="T67">Lupus in Space</text:span><text:span text:style-name="T65"> di Alessandro Moirano è distributo sotto licenza Creative Commons (</text:span><text:a xlink:type="simple" xlink:href="http://creativecommons.org/licenses/by-nc-sa/4.0/?ref=chooser-v1" office:target-frame-name="_blank" xlink:show="new" text:style-name="Internet_20_link" text:visited-style-name="Visited_20_Internet_20_Link"><text:span text:style-name="T65">BY-NC-SA 4.0)</text:span></text:a><text:span text:style-name="T65"> </text:span><text:span text:style-name="T65"><draw:a xlink:type="simple" xlink:href="http://creativecommons.org/licenses/by-nc-sa/4.0/?ref=chooser-v1" office:target-frame-name="_blank" xlink:show="new"><draw:frame draw:style-name="fr1" draw:name="Immagine1" text:anchor-type="as-char" svg:width="0.582cm" svg:height="0.582cm" draw:z-index="0"><draw:image xlink:href="Pictures/100002010000001E0000001E662C9D68EA7CF406.png" xlink:type="simple" xlink:show="embed" xlink:actuate="onLoad" draw:mime-type="image/png"/></draw:frame></draw:a></text:span><text:span text:style-name="T65"><draw:a xlink:type="simple" xlink:href="http://creativecommons.org/licenses/by-nc-sa/4.0/?ref=chooser-v1" office:target-frame-name="_blank" xlink:show="new"><draw:frame draw:style-name="fr1" draw:name="Immagine2" text:anchor-type="as-char" svg:width="0.582cm" svg:height="0.582cm" draw:z-index="1"><draw:image xlink:href="Pictures/100002010000001E0000001E12C2D7D09FCEF3E9.png" xlink:type="simple" xlink:show="embed" xlink:actuate="onLoad" draw:mime-type="image/png"/></draw:frame></draw:a></text:span><text:span text:style-name="T65"><draw:a xlink:type="simple" xlink:href="http://creativecommons.org/licenses/by-nc-sa/4.0/?ref=chooser-v1" office:target-frame-name="_blank" xlink:show="new"><draw:frame draw:style-name="fr1" draw:name="Immagine3" text:anchor-type="as-char" svg:width="0.582cm" svg:height="0.582cm" draw:z-index="2"><draw:image xlink:href="Pictures/100002010000001E0000001E2AD1B47DDA9DA720.png" xlink:type="simple" xlink:show="embed" xlink:actuate="onLoad" draw:mime-type="image/png"/></draw:frame></draw:a></text:span><text:span text:style-name="T65"><draw:a xlink:type="simple" xlink:href="http://creativecommons.org/licenses/by-nc-sa/4.0/?ref=chooser-v1" office:target-frame-name="_blank" xlink:show="new"><draw:frame draw:style-name="fr1" draw:name="Immagine4" text:anchor-type="as-char" svg:width="0.582cm" svg:height="0.582cm" draw:z-index="3"><draw:image xlink:href="Pictures/100002010000001E0000001ED6DF499486F2A2AA.png" xlink:type="simple" xlink:show="embed" xlink:actuate="onLoad" draw:mime-type="image/png"/></draw:frame></draw: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face style:name="Tahoma1" svg:font-family="Tahoma"/>
    <style:font-face style:name="Manrope1" svg:font-family="Manrope" style:font-pitch="variable"/>
    <style:font-face style:name="Manrope" svg:font-family="Manrop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Manrope" fo:font-family="Manrope" style:font-style-name="Regular" style:font-pitch="variable" fo:font-size="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Manrope" fo:font-family="Manrope" style:font-style-name="Regular" style:font-pitch="variable"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Manrope" fo:font-family="Manrope" style:font-style-name="Regular" style:font-pitch="variable"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Manrope" fo:font-family="Manrope" style:font-style-name="Regular" style:font-pitch="variable" fo:font-size="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376cm" fo:margin-bottom="1.99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02.640000000</meta:creation-date>
    <meta:editing-duration>PT3H44M1S</meta:editing-duration>
    <meta:editing-cycles>33</meta:editing-cycles>
    <meta:generator>LibreOffice/7.1.0.3$Linux_X86_64 LibreOffice_project/10$Build-3</meta:generator>
    <dc:date>2021-02-15T21:28:10.892605331</dc:date>
    <meta:document-statistic meta:table-count="0" meta:image-count="4" meta:object-count="0" meta:page-count="8" meta:paragraph-count="129" meta:word-count="3108" meta:character-count="19556" meta:non-whitespace-character-count="16585"/>
    <meta:user-defined meta:name="Info 1"/>
    <meta:user-defined meta:name="Info 2"/>
    <meta:user-defined meta:name="Info 3"/>
    <meta:user-defined meta:name="Info 4"/>
  </office:meta>
</office:document-meta>
</file>